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Arial1" fo:font-size="12pt"/>
    </style:style>
    <style:style style:name="P2" style:family="paragraph" style:parent-style-name="Text_20_body">
      <style:text-properties style:font-name="Arial1" fo:font-size="12pt" fo:font-weight="bold" style:font-weight-asian="bold" style:font-weight-complex="bold"/>
    </style:style>
    <style:style style:name="P3" style:family="paragraph" style:parent-style-name="Text_20_body">
      <style:text-properties style:font-name="Arial1" fo:font-size="12pt" fo:font-style="italic"/>
    </style:style>
    <style:style style:name="P4" style:family="paragraph" style:parent-style-name="Text_20_body">
      <style:text-properties style:font-name="Arial1" fo:font-size="12pt" fo:font-style="italic" fo:font-weight="bold" style:font-weight-asian="bold" style:font-weight-complex="bold"/>
    </style:style>
    <style:style style:name="P5" style:family="paragraph" style:parent-style-name="Text_20_body">
      <style:text-properties fo:color="#000000" style:font-name="Arial1" fo:font-size="12pt"/>
    </style:style>
    <style:style style:name="P6" style:family="paragraph" style:parent-style-name="Text_20_body">
      <style:paragraph-properties fo:padding-left="0cm" fo:padding-right="0cm" fo:padding-top="0cm" fo:padding-bottom="0.049cm" fo:border-left="none" fo:border-right="none" fo:border-top="none" fo:border-bottom="0.002cm solid #000000"/>
    </style:style>
    <style:style style:name="P7" style:family="paragraph" style:parent-style-name="Text_20_body">
      <style:paragraph-properties fo:padding-left="0cm" fo:padding-right="0cm" fo:padding-top="0cm" fo:padding-bottom="0.049cm" fo:border-left="none" fo:border-right="none" fo:border-top="none" fo:border-bottom="0.002cm solid #000000"/>
      <style:text-properties style:font-name="Arial1" fo:font-size="12pt" fo:font-weight="bold"/>
    </style:style>
    <style:style style:name="P8" style:family="paragraph" style:parent-style-name="Text_20_body">
      <style:paragraph-properties fo:padding-left="0cm" fo:padding-right="0cm" fo:padding-top="0cm" fo:padding-bottom="0.049cm" fo:border-left="none" fo:border-right="none" fo:border-top="none" fo:border-bottom="0.002cm solid #000000"/>
      <style:text-properties fo:color="#000000" style:font-name="Arial1" fo:font-size="12pt" fo:font-weight="bold"/>
    </style:style>
    <style:style style:name="P9" style:family="paragraph" style:parent-style-name="Text_20_body">
      <style:paragraph-properties fo:margin-left="1.27cm" fo:margin-right="0cm" fo:text-indent="-1.27cm" style:auto-text-indent="false"/>
      <style:text-properties style:font-name="Arial1" fo:font-size="12pt"/>
    </style:style>
    <style:style style:name="P10" style:family="paragraph" style:parent-style-name="Text_20_body">
      <style:paragraph-properties fo:margin-left="1.245cm" fo:margin-right="0cm" fo:text-indent="-1.245cm" style:auto-text-indent="false"/>
      <style:text-properties style:font-name="Arial1" fo:font-size="12pt"/>
    </style:style>
    <style:style style:name="T1" style:family="text">
      <style:text-properties fo:color="#008000" style:font-name="Arial1" fo:font-size="14pt"/>
    </style:style>
    <style:style style:name="T2" style:family="text">
      <style:text-properties fo:color="#008000" style:font-name="Arial1" fo:font-size="14pt" style:text-underline-style="solid" style:text-underline-width="auto" style:text-underline-color="font-color"/>
    </style:style>
    <style:style style:name="T3" style:family="text">
      <style:text-properties fo:color="#008000" style:font-name="Arial1" fo:font-size="14pt" style:text-underline-style="none"/>
    </style:style>
    <style:style style:name="T4" style:family="text">
      <style:text-properties style:font-name="Arial1"/>
    </style:style>
    <style:style style:name="T5" style:family="text">
      <style:text-properties style:font-name="Arial1" fo:font-size="12pt" fo:font-style="italic"/>
    </style:style>
    <style:style style:name="T6" style:family="text">
      <style:text-properties style:font-name="Arial1" fo:font-size="12pt" fo:font-style="italic" fo:font-weight="bold" style:font-weight-asian="bold" style:font-weight-complex="bold"/>
    </style:style>
    <style:style style:name="T7" style:family="text">
      <style:text-properties fo:font-size="12pt"/>
    </style:style>
    <style:style style:name="T8" style:family="text">
      <style:text-properties fo:font-style="italic"/>
    </style:style>
    <style:style style:name="T9"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Strong_20_Emphasis"><text:span text:style-name="T3">COMANDOS LINUX PARA LA GESTION DE ARCHIVOS Y DIRECTORIOS</text:span></text:span></text:h>
      <text:p text:style-name="P7"/>
      <text:p text:style-name="P7">cp</text:p>
      <text:p text:style-name="P3"><text:span text:style-name="T6">Propósito</text:span></text:p>
      <text:p text:style-name="P1">El comando cp es un abreviatura de copy (copiar); permite copiar archivos y directorios. Para copiar un archivo se usa el siguiente mandato:</text:p>
      <text:p text:style-name="P4">Sintaxis</text:p>
      <text:p text:style-name="P1">cp [Opciones] archivo_fuente directorio_destino</text:p>
      <text:p text:style-name="P1">cp [Opciones] archivo_fuente archivo_destino</text:p>
      <text:p text:style-name="P4">Opciones</text:p>
      <text:p text:style-name="P1">-a conserva todos los atributos de los archivos.</text:p>
      <text:p text:style-name="P1">-b hace un backup antes de proceder a la copia.</text:p>
      <text:p text:style-name="P1">-d copia un vínculo pero no el fichero al que se hace referencia.</text:p>
      <text:p text:style-name="P1">-i pide confirmación antes de sobrescribir archivos.</text:p>
      <text:p text:style-name="P1">-p conserva los sellos de propiedad, permisos y fecha.</text:p>
      <text:p text:style-name="P1">-R copia los archivos y subdirectorios.</text:p>
      <text:p text:style-name="P1">-s crea enlaces en vez de copiar los ficheros.</text:p>
      <text:p text:style-name="P9">-u únicamente procede a la copia si la fecha del archivo origen es posterior a la del destino.</text:p>
      <text:p text:style-name="P1">-v muestra mensajes relacionados con el proceso de copia de los archivos.</text:p>
      <text:p text:style-name="P4">Descripción</text:p>
      <text:p text:style-name="P1">El comando cp copia un archivo a otro. También puede copiar varios ficheros en un directorio determinado.</text:p>
      <text:p text:style-name="P3"><text:span text:style-name="T9">Ejemplo</text:span></text:p>
      <text:p text:style-name="P1">cp manual_linux_v1 ../../doc/linux</text:p>
      <text:p text:style-name="P1">En este ejemplo copia el archivo manual_linux en un directorio dos niveles más arriba del actual, en el directorio doc/linux</text:p>
      <text:p text:style-name="Text_20_body"/>
      <text:p text:style-name="P7">mv</text:p>
      <text:p text:style-name="P4">Propósito</text:p>
      <text:p text:style-name="P1">Modifica el nombre de los archivos y directorios moviéndolos de una ubicación a otra.</text:p>
      <text:p text:style-name="P4">Sintaxis</text:p>
      <text:p text:style-name="P1">mv [Opciones] fuente destino</text:p>
      <text:p text:style-name="P4">Opciones</text:p>
      <text:p text:style-name="P9">-d hace una copia de seguridad de los archivos que se van a mover o renombrar.</text:p>
      <text:p text:style-name="P1">-f elimina los archivos sin solicitar confirmación.</text:p>
      <text:p text:style-name="P1">-v pregunta antes de sobreescribir los archivos existentes.</text:p>
      <text:p text:style-name="P4"><text:soft-page-break/>Descripción</text:p>
      <text:p text:style-name="P1">El comando mv se puede utilizar para modificar el nombre o mover un archivo de un directorio a otro. Trabaja tanto con archivos como con los directorios.</text:p>
      <text:p text:style-name="P4">Ejemplos</text:p>
      <text:p text:style-name="P1">mv manual_linux_v1 manuales/linux</text:p>
      <text:p text:style-name="P1">mv manual_linux_v1 manual_linux_v1_doc</text:p>
      <text:p text:style-name="P1">mv manual_linux_cap1 manual_linux_cap2 manual_linux_cap2 /manual/linux</text:p>
      <text:p text:style-name="Text_20_body"/>
      <text:p text:style-name="P7">rm</text:p>
      <text:p text:style-name="P4">Propósito</text:p>
      <text:p text:style-name="P1">Elimina uno más archivos (puede eliminar un directorio completo con la opción –r).</text:p>
      <text:p text:style-name="P4">Sintaxis</text:p>
      <text:p text:style-name="P1">rm [Opciones] archivos</text:p>
      <text:p text:style-name="P4">Opciones</text:p>
      <text:p text:style-name="P1">-f elimina todos los archivos sin preguntar.</text:p>
      <text:p text:style-name="P1">-i pregunta antes de eliminar un archivo.</text:p>
      <text:p text:style-name="P9">-r elimina todos los archivos que se encuentran en un subdirectorio y por último borra el propio subdirectorio.</text:p>
      <text:p text:style-name="P1">-v muestra el nombre de cada archivo antes de eliminarlo.</text:p>
      <text:p text:style-name="P4">Descripción</text:p>
      <text:p text:style-name="P1">El comando rm se utiliza para borrar los archivos que se le especifiquen. Para eliminar un fichero ha de tener permiso de escritura en el directorio en el que se encuentra.</text:p>
      <text:p text:style-name="P1"><text:span text:style-name="T9">Ejemplos</text:span>.</text:p>
      <text:p text:style-name="P1">rm manual_linux_v1</text:p>
      <text:p text:style-name="P1">rm –r documentos/</text:p>
      <text:p text:style-name="P6"/>
      <text:p text:style-name="P7">mkdir</text:p>
      <text:p text:style-name="P4">Propósito</text:p>
      <text:p text:style-name="P1">crear directorios.</text:p>
      <text:p text:style-name="P4">Sintaxis</text:p>
      <text:p text:style-name="P1">mkdir [Opciones] nombre_directorio</text:p>
      <text:p text:style-name="P4">Opciones</text:p>
      <text:p text:style-name="P9">-m modo, asigna la configuración de permisos especificada al nuevo directorio.</text:p>
      <text:p text:style-name="P1">-p crea directorios emparentados (en caso de que no existan).</text:p>
      <text:p text:style-name="P3">Descripción</text:p>
      <text:p text:style-name="P1">El comando mkdir se utiliza para crear un directorio especifico.</text:p>
      <text:p text:style-name="P4">Ejemplo</text:p>
      <text:p text:style-name="P1"><text:soft-page-break/>mkdir manuales</text:p>
      <text:p text:style-name="P1">mkdir -p dir1/dir2/dir3</text:p>
      <text:p text:style-name="Text_20_body"/>
      <text:p text:style-name="P7">rmdir</text:p>
      <text:p text:style-name="P4">Propósito</text:p>
      <text:p text:style-name="P1">Elimina un directorio (siempre y cuando esté vacío).</text:p>
      <text:p text:style-name="P4">Sintaxis</text:p>
      <text:p text:style-name="P1">rmdir [Opciones] directorio</text:p>
      <text:p text:style-name="P4">Opciones</text:p>
      <text:p text:style-name="P1">-p elimina cualquier directorio emparentado que este vacío.</text:p>
      <text:p text:style-name="P4">Descripción</text:p>
      <text:p text:style-name="P1">El comando rmdir elimina los directorios vacíos. Si tiene algún contenido, tendrá que utilizar el comando rm –r para eliminar el directorio y sus contenidos.</text:p>
      <text:p text:style-name="P3"><text:span text:style-name="T9">Ejemplo</text:span></text:p>
      <text:p text:style-name="P1">rmdir manual</text:p>
      <text:p text:style-name="Text_20_body"/>
      <text:p text:style-name="P7">ls</text:p>
      <text:p text:style-name="P4">Propósito</text:p>
      <text:p text:style-name="P1">Listar el contenido de un directorio.</text:p>
      <text:p text:style-name="P4">Sintaxis</text:p>
      <text:p text:style-name="P1">ls [Opciones] [nombre_directorio o archivo]</text:p>
      <text:p text:style-name="P4">Opciones</text:p>
      <text:p text:style-name="P1">-a muestra todos los archivos. Incluyendo a los ocultos.</text:p>
      <text:p text:style-name="P10">-b muestra los caracteres no imprimibles de los nombres de los ficheros utilizando un código octal.</text:p>
      <text:p text:style-name="P1">-c ordena los archivos de acuerdo con la fecha de creación.</text:p>
      <text:p text:style-name="P10">-d muestra una lista en la que aparecen los directorios como si fuesen archivos (en vez de mostrar su contenido).</text:p>
      <text:p text:style-name="P1">-f muestra el contenido del directorio sin ordenar.</text:p>
      <text:p text:style-name="P1">-i muestra información de i-node.</text:p>
      <text:p text:style-name="P10">-l muestra la lista de archivos con formato largo y con información detallada (tamaño, usuario, grupo, permisos etc.).</text:p>
      <text:p text:style-name="P10">-p añade un carácter al nombre del archivo para indicar a que tipo pertenece.</text:p>
      <text:p text:style-name="P1">-r coloca la lista en orden alfabético inverso.</text:p>
      <text:p text:style-name="P1">-s muestra el tamaño (kb) de cada archivo próximo al solicitado.</text:p>
      <text:p text:style-name="P1">-t ordena la lista de acuerdo con la fecha de cada fichero.</text:p>
      <text:p text:style-name="P10">-R muestra una lista con el contenido del directorio actual y de todos sus subdirectorios.</text:p>
      <text:p text:style-name="P4">Descripción</text:p>
      <text:p text:style-name="P1"><text:soft-page-break/>El comando ls muestra el contenido de un directorio determinado. Si se omite el nombre del directorio, mostrará el contenido del directorio en el que se encuentre. Por defecto, ls no muestra el nombre de los archivos cuyo nombre comience con un punto; para verlos tendrá que utilizar la opción –a.</text:p>
      <text:p text:style-name="P3">Ej.</text:p>
      <text:p text:style-name="P1">ls –a</text:p>
      <text:p text:style-name="P1">ls –l</text:p>
      <text:p text:style-name="P1">ls –la</text:p>
      <text:p text:style-name="Text_20_body"/>
      <text:p text:style-name="P8">cd</text:p>
      <text:p text:style-name="P4">Propósito</text:p>
      <text:p text:style-name="P1">Cambiar de directorio.</text:p>
      <text:p text:style-name="P4">Sintaxis</text:p>
      <text:p text:style-name="P1">cd [directorio]</text:p>
      <text:p text:style-name="P4">Opciones</text:p>
      <text:p text:style-name="P1">Ninguna</text:p>
      <text:p text:style-name="P4">Descripción</text:p>
      <text:p text:style-name="P1">Si escribe cd sin ningún nombre de directorio como argumento, se cambiará al directorio home del usuario. En cualquier otro caso se moverá al directorio indicado, si existe.</text:p>
      <text:p text:style-name="P6"/>
      <text:p text:style-name="P7">pwd</text:p>
      <text:p text:style-name="P2">Propósito</text:p>
      <text:p text:style-name="P1">Mostrar la ruta del directorio de trabajo actual.</text:p>
      <text:p text:style-name="Text_20_body"><text:span text:style-name="T6">Sintaxis</text:span><text:span text:style-name="T4">.</text:span></text:p>
      <text:p text:style-name="P5">pwd</text:p>
      <text:p text:style-name="P4">Opciones</text:p>
      <text:p text:style-name="P1">Ninguna</text:p>
      <text:p text:style-name="P4">Descripción</text:p>
      <text:p text:style-name="P1">El comando pwd imprime el directorio de trabajo (aquel en el que actualmente se está trabajan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meta:initial-creator>
    <meta:creation-date>2011-10-25T00:15:13</meta:creation-date>
    <dc:date>2011-10-25T00:27:30</dc:date>
    <dc:creator>ivan </dc:creator>
    <meta:editing-duration>PT3M11S</meta:editing-duration>
    <meta:editing-cycles>1</meta:editing-cycles>
    <meta:generator>LibreOffice/3.3$Unix LibreOffice_project/330m19$Build-401</meta:generator>
    <meta:document-statistic meta:table-count="0" meta:image-count="0" meta:object-count="0" meta:page-count="4" meta:paragraph-count="118" meta:word-count="761" meta:character-count="4811"/>
  </office:meta>
</office:document-meta>
</file>